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padding="0.0193in" fo:border="0.06pt solid #d9d9e3"/>
    </style:style>
    <style:style style:name="P2" style:family="paragraph" style:parent-style-name="Text_20_body" style:list-style-name="L2">
      <style:paragraph-properties fo:padding="0.0193in" fo:border="0.06pt solid #d9d9e3"/>
    </style:style>
    <style:style style:name="T1" style:family="text">
      <style:text-properties officeooo:rsid="0017ad4a"/>
    </style:style>
    <style:style style:name="T2" style:family="text">
      <style:text-properties fo:color="#c9211e" loext:opacity="100%"/>
    </style:style>
    <text:list-style style:name="L1">
      <text:list-level-style-number text:level="1" text:style-name="Numbering_20_Symbols" loext:num-list-format="%1%." style:num-suffix="." style:num-format="1" text:start-value="1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3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text:s/></text:span><text:span text:style-name="T2">Ethereum </text:span>Answer: Ethereum is a decentralized blockchain platform that enables the creation of smart contracts and decentralized applications</text:p>
      <text:list xml:id="list485962079" text:style-name="L2">
        <text:list-item>
          <text:p text:style-name="P2"><text:span text:style-name="T2">Ethereum Nodes</text:span> Answer: Ethereum nodes are computers running the Ethereum client software that participate in maintaining the Ethereum network. There are different types of nodes, including full nodes, light nodes, and archive nodes.</text:p>
        </text:list-item>
        <text:list-item>
          <text:p text:style-name="P2"><text:span text:style-name="T2">Types of Accounts in Ethereum </text:span>Answer: There are two types of accounts in Ethereum: externally owned accounts (EOAs) and contract accounts. EOAs are controlled by private keys and can be used to send and receive Ethereum. Contract accounts contain smart contracts and are controlled by the code in the smart contract.</text:p>
        </text:list-item>
        <text:list-item>
          <text:p text:style-name="P2"><text:span text:style-name="T2">Smart Contract</text:span> Answer: A smart contract is a self-executing contract with the terms of the agreement between the buyer and seller being directly written into lines of code. They are executed on the blockchain and automatically enforce the terms of the contract.</text:p>
        </text:list-item>
        <text:list-item>
          <text:p text:style-name="P2"><text:span text:style-name="T2">Decentralized Applications (Dapps) </text:span>Answer: Decentralized applications (Dapps) are applications that run on a blockchain, using smart contracts to execute code and enforce rules. They are decentralized, meaning that they are not controlled by a single entity or organization.</text:p>
        </text:list-item>
        <text:list-item>
          <text:p text:style-name="P2"><text:span text:style-name="T2">Ethereum Virtual Machine (EVM) </text:span>Answer: The Ethereum Virtual Machine (EVM) is a virtual machine that runs smart contracts on the Ethereum blockchain. It is a Turing-complete virtual machine, meaning that it can execute any program that can be expressed in code.</text:p>
        </text:list-item>
        <text:list-item>
          <text:p text:style-name="P2"><text:span text:style-name="T2">Ethereum Gas </text:span>Answer: Gas is a unit of measurement used to calculate the cost of executing a smart contract on the Ethereum network. It is a measure of the computational effort required to execute a smart contract.</text:p>
        </text:list-item>
        <text:list-item>
          <text:p text:style-name="P2"><text:span text:style-name="T2">Ethereum Gas Price </text:span>Answer: The gas price is the price paid per unit of gas to execute a smart contract on the Ethereum network. It is denominated in Gwei, a fraction of Ethereum.</text:p>
        </text:list-item>
        <text:list-item>
          <text:p text:style-name="P2"><text:span text:style-name="T2">Ethereum Gas Limit</text:span> Answer: The gas limit is the maximum amount of gas that can be used to execute a smart contract on the Ethereum network. It is set by the sender of the transaction and determines the maximum amount of work that can be done in a single transaction.</text:p>
        </text:list-item>
        <text:list-item>
          <text:p text:style-name="P2"><text:span text:style-name="T2">Decentralized Autonomous Organization (DAO)</text:span> Answer: A Decentralized Autonomous Organization (DAO) is an organization that is run by rules encoded as computer programs called smart contracts. They are decentralized and operate autonomously, meaning that they do not require a central authority to make decisions.</text:p>
        </text:list-item>
        <text:list-item>
          <text:p text:style-name="P2"><text:span text:style-name="T2">The DAO Attack </text:span>Answer: The DAO attack was a security exploit that occurred on the Ethereum network in 2016. An attacker exploited a vulnerability in a smart contract, allowing them to steal millions of dollars worth of Ethereum.</text:p>
        </text:list-item>
        <text:list-item>
          <text:p text:style-name="P2"><text:span text:style-name="T2">Hard Fork </text:span>Answer: A hard fork is a change to the blockchain protocol that is not backwards compatible. It requires all users to upgrade their software to the new protocol in order to continue using the network.</text:p>
        </text:list-item>
        <text:list-item>
          <text:p text:style-name="P2"><text:soft-page-break/>Soft Fork Answer: A soft fork is a change to the blockchain protocol that is backwards compatible. It does not require all users to upgrade their software, but those who do not upgrade may be excluded from certain transactions.</text:p>
        </text:list-item>
        <text:list-item>
          <text:p text:style-name="P2">Initial Coin Offering (ICO) Answer: An Initial Coin Offering (ICO) is a fundraising method used by startups to raise capital for new projects. It involves issuing a new cryptocurrency or token in exchange for existing cryptocurrencies like Bitcoin or Ethereum.</text:p>
        </text:list-item>
        <text:list-item>
          <text:p text:style-name="P2">Ethereum 2.0 (Serenity) Answer: Ethereum 2.0, also known as Serenity, is an upgrade to the Ethereum network that aims to improve scalability and security. It introduces a new consensus algorithm called Proof of Stake, which replaces the current Proof of Work algorithm.</text:p>
        </text:list-item>
        <text:list-item>
          <text:p text:style-name="P2">Sharding Answer: Sharding is a scaling technique used by blockchain networks to improve performance and scalability. It involves breaking up the blockchain into smaller, more manageable parts called shards.</text:p>
        </text:list-item>
        <text:list-item>
          <text:p text:style-name="P2">Alt Coins Answer: Altcoins are alternative cryptocurrencies to Bitcoin. They are similar to Bitcoin</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2T23:50:52.363284179</meta:creation-date>
    <dc:date>2023-03-22T23:56:03.522148678</dc:date>
    <meta:editing-duration>PT5M11S</meta:editing-duration>
    <meta:editing-cycles>1</meta:editing-cycles>
    <meta:document-statistic meta:table-count="0" meta:image-count="0" meta:object-count="0" meta:page-count="2" meta:paragraph-count="17" meta:word-count="642" meta:character-count="4001" meta:non-whitespace-character-count="3391"/>
    <meta:generator>LibreOffice/7.4.6.2$Linux_X86_64 LibreOffice_project/40$Build-2</meta:generator>
  </office:meta>
</office:document-meta>
</file>